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rsid="000d63e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0d63e1" officeooo:paragraph-rsid="000d63e1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0ec7ee" officeooo:paragraph-rsid="000ec7ee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rsid="00113b97" officeooo:paragraph-rsid="00113b97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147012" officeooo:paragraph-rsid="00147012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56c97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8c3c6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a25fc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rsid="00156c97" officeooo:paragraph-rsid="001aaf72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rsid="0018c3c6" officeooo:paragraph-rsid="0018c3c6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rsid="0018c3c6" officeooo:paragraph-rsid="001c160b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officeooo:rsid="001b6893" officeooo:paragraph-rsid="001b6893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officeooo:rsid="001d166e" officeooo:paragraph-rsid="001d166e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officeooo:rsid="001e4de1" officeooo:paragraph-rsid="001e4de1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officeooo:rsid="0020d094" officeooo:paragraph-rsid="0020d094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officeooo:rsid="0021df2d" officeooo:paragraph-rsid="0021df2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officeooo:rsid="0021df2d" officeooo:paragraph-rsid="0023706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officeooo:rsid="00225395" officeooo:paragraph-rsid="00225395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officeooo:rsid="00225395" officeooo:paragraph-rsid="0023706d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officeooo:rsid="0024774d" officeooo:paragraph-rsid="0024774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officeooo:rsid="00263f64" officeooo:paragraph-rsid="00263f64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0ec7ee" officeooo:paragraph-rsid="000ec7e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0d63e1" officeooo:paragraph-rsid="000d63e1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113b97" officeooo:paragraph-rsid="00113b9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156c97" officeooo:paragraph-rsid="00156c9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98b01" officeooo:paragraph-rsid="00298b0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63f64" officeooo:paragraph-rsid="00263f6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4774d" officeooo:paragraph-rsid="0024774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ae70e" officeooo:paragraph-rsid="002ae70e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ce5e9" officeooo:paragraph-rsid="002ce5e9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2dcfc6" officeooo:paragraph-rsid="002dcfc6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officeooo:rsid="00298b01" officeooo:paragraph-rsid="00298b01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officeooo:rsid="002ae70e" officeooo:paragraph-rsid="002ae70e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officeooo:rsid="002ce5e9" officeooo:paragraph-rsid="002ce5e9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officeooo:rsid="002dcfc6" officeooo:paragraph-rsid="002dcfc6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officeooo:rsid="002dcfc6" officeooo:paragraph-rsid="002f5546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officeooo:rsid="002f5546" officeooo:paragraph-rsid="002f5546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officeooo:rsid="00316645" officeooo:paragraph-rsid="00316645"/>
    </style:style>
    <style:style style:name="P42" style:family="paragraph" style:parent-style-name="Standard">
      <style:paragraph-properties fo:text-align="start" style:justify-single-word="false"/>
      <style:text-properties officeooo:rsid="000d63e1" officeooo:paragraph-rsid="000d63e1"/>
    </style:style>
    <style:style style:name="P43" style:family="paragraph" style:parent-style-name="Standard">
      <loext:graphic-properties draw:fill="solid" draw:fill-color="#282c34" draw:opacity="100%"/>
      <style:paragraph-properties fo:background-color="#282c34"/>
      <style:text-properties fo:color="#abb2bf" officeooo:paragraph-rsid="00316645"/>
    </style:style>
    <style:style style:name="P44" style:family="paragraph" style:parent-style-name="Standard">
      <style:paragraph-properties fo:text-align="start" style:justify-single-word="false"/>
      <style:text-properties fo:color="#111111" style:text-line-through-style="none" style:text-line-through-type="none" style:font-name="DejaVu Sans Mono" fo:font-size="9pt" officeooo:rsid="00316645" officeooo:paragraph-rsid="00316645"/>
    </style:style>
    <style:style style:name="P45" style:family="paragraph" style:parent-style-name="Standard">
      <style:paragraph-properties fo:text-align="start" style:justify-single-word="false"/>
      <style:text-properties fo:color="#111111" style:text-line-through-style="none" style:text-line-through-type="none" style:font-name="DejaVu Sans Mono" fo:font-size="9pt" fo:font-weight="bold" officeooo:rsid="00316645" officeooo:paragraph-rsid="00316645" style:font-weight-asian="bold" style:font-weight-complex="bold"/>
    </style:style>
    <style:style style:name="P46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style:font-name="DejaVu Sans Mono" fo:font-size="9pt"/>
    </style:style>
    <style:style style:name="P47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style:font-name="DejaVu Sans Mono" fo:font-size="9pt" officeooo:paragraph-rsid="002dcfc6"/>
    </style:style>
    <style:style style:name="P48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style:font-name="DejaVu Sans Mono" fo:font-size="9pt" officeooo:paragraph-rsid="00316645"/>
    </style:style>
    <style:style style:name="P49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/>
    </style:style>
    <style:style style:name="P50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2ae70e"/>
    </style:style>
    <style:style style:name="P51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2ce5e9"/>
    </style:style>
    <style:style style:name="P52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2dcfc6"/>
    </style:style>
    <style:style style:name="P53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316645"/>
    </style:style>
    <style:style style:name="P54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/>
    </style:style>
    <style:style style:name="P55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 officeooo:paragraph-rsid="002dcfc6"/>
    </style:style>
    <style:style style:name="P56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 officeooo:paragraph-rsid="00316645"/>
    </style:style>
    <style:style style:name="P57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/>
    </style:style>
    <style:style style:name="P58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officeooo:paragraph-rsid="002ae70e"/>
    </style:style>
    <style:style style:name="P59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6b2c0" style:font-name="DejaVu Sans Mono" fo:font-size="9pt"/>
    </style:style>
    <style:style style:name="P60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6b2c0" style:font-name="DejaVu Sans Mono" fo:font-size="9pt" officeooo:paragraph-rsid="002ae70e"/>
    </style:style>
    <style:style style:name="P61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bb2bf" style:font-name="DejaVu Sans Mono" fo:font-size="9pt"/>
    </style:style>
    <style:style style:name="P62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2dcfc6"/>
    </style:style>
    <style:style style:name="P63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316645"/>
    </style:style>
    <style:style style:name="P64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31fc06"/>
    </style:style>
    <style:style style:name="P65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34c187"/>
    </style:style>
    <style:style style:name="P66" style:family="paragraph" style:parent-style-name="Standard">
      <style:paragraph-properties fo:text-align="start" style:justify-single-word="false"/>
      <style:text-properties fo:color="#c679dd" style:text-line-through-style="none" style:text-line-through-type="none" style:font-name="DejaVu Sans Mono" fo:font-size="9pt" fo:font-style="italic" officeooo:rsid="002dcfc6" officeooo:paragraph-rsid="002dcfc6"/>
    </style:style>
    <style:style style:name="P67" style:family="paragraph" style:parent-style-name="Standard">
      <style:paragraph-properties fo:text-align="start" style:justify-single-word="false"/>
      <style:text-properties fo:color="#c679dd" style:text-line-through-style="none" style:text-line-through-type="none" style:font-name="DejaVu Sans Mono" fo:font-size="9pt" fo:font-style="italic" fo:font-weight="bold" officeooo:rsid="002dcfc6" officeooo:paragraph-rsid="002dcfc6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679dd" style:text-line-through-style="none" style:text-line-through-type="none" style:font-name="DejaVu Sans Mono" fo:font-size="9pt" fo:font-style="italic" style:text-underline-style="solid" style:text-underline-type="double" style:text-underline-width="auto" style:text-underline-color="font-color" officeooo:rsid="002dcfc6" officeooo:paragraph-rsid="002dcfc6"/>
    </style:style>
    <style:style style:name="P69" style:family="paragraph" style:parent-style-name="Standard">
      <style:paragraph-properties fo:text-align="start" style:justify-single-word="false"/>
      <style:text-properties fo:color="#a6b2c0" style:text-line-through-style="none" style:text-line-through-type="none" style:font-name="DejaVu Sans Mono" fo:font-size="9pt" officeooo:rsid="002f5546" officeooo:paragraph-rsid="002f5546"/>
    </style:style>
    <style:style style:name="P70" style:family="paragraph" style:parent-style-name="Text_20_body">
      <style:text-properties officeooo:paragraph-rsid="004137bb"/>
    </style:style>
    <style:style style:name="P71" style:family="paragraph" style:parent-style-name="Heading">
      <style:text-properties officeooo:paragraph-rsid="004137bb"/>
    </style:style>
    <style:style style:name="P72" style:family="paragraph" style:parent-style-name="Preformatted_20_Text">
      <style:paragraph-properties fo:text-align="start" style:justify-single-word="false"/>
      <style:text-properties fo:color="#a6b2c0" style:text-line-through-style="none" style:text-line-through-type="none" style:font-name="DejaVu Sans Mono" fo:font-size="9pt" officeooo:rsid="002ae70e" officeooo:paragraph-rsid="002ae70e"/>
    </style:style>
    <style:style style:name="P73" style:family="paragraph" style:parent-style-name="Preformatted_20_Text">
      <style:paragraph-properties fo:text-align="start" style:justify-single-word="false"/>
      <style:text-properties fo:color="#a6b2c0" style:text-line-through-style="none" style:text-line-through-type="none" style:font-name="DejaVu Sans Mono" fo:font-size="9pt" officeooo:rsid="002ce5e9" officeooo:paragraph-rsid="002ce5e9"/>
    </style:style>
    <style:style style:name="P74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/>
    </style:style>
    <style:style style:name="P75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 officeooo:paragraph-rsid="0035c67d"/>
    </style:style>
    <style:style style:name="P76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 style:font-name="DejaVu Sans Mono" fo:font-size="9pt" officeooo:paragraph-rsid="003c658f"/>
    </style:style>
    <style:style style:name="P77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6b2c0"/>
    </style:style>
    <style:style style:name="P78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style:font-name="DejaVu Sans Mono" fo:font-size="9pt"/>
    </style:style>
    <style:style style:name="P79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/>
    </style:style>
    <style:style style:name="P80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3c256f"/>
    </style:style>
    <style:style style:name="P81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3c658f"/>
    </style:style>
    <style:style style:name="P82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3ca783"/>
    </style:style>
    <style:style style:name="P83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3d76a8"/>
    </style:style>
    <style:style style:name="P84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40b05b"/>
    </style:style>
    <style:style style:name="P85" style:family="paragraph" style:parent-style-name="Preformatted_20_Text">
      <loext:graphic-properties draw:fill="solid" draw:fill-color="#282c34" draw:opacity="100%"/>
      <style:paragraph-properties fo:background-color="#282c34"/>
      <style:text-properties fo:color="#abb2bf" officeooo:paragraph-rsid="004137bb"/>
    </style:style>
    <style:style style:name="P86" style:family="paragraph" style:parent-style-name="Preformatted_20_Text">
      <style:text-properties officeooo:paragraph-rsid="0035c67d"/>
    </style:style>
    <style:style style:name="P87" style:family="paragraph" style:parent-style-name="Preformatted_20_Text">
      <style:text-properties officeooo:paragraph-rsid="003c256f"/>
    </style:style>
    <style:style style:name="P88" style:family="paragraph" style:parent-style-name="Preformatted_20_Text">
      <style:text-properties officeooo:paragraph-rsid="003d76a8"/>
    </style:style>
    <style:style style:name="P89" style:family="paragraph" style:parent-style-name="Preformatted_20_Text">
      <loext:graphic-properties draw:fill="solid" draw:fill-color="#282c34" draw:opacity="100%"/>
      <style:paragraph-properties fo:background-color="#282c34"/>
      <style:text-properties officeooo:paragraph-rsid="0040b05b"/>
    </style:style>
    <style:style style:name="P90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text-align="start" style:justify-single-word="false" fo:background-color="#282c34"/>
      <style:text-properties fo:color="#abb2bf" style:text-line-through-style="none" style:text-line-through-type="none" style:font-name="DejaVu Sans Mono" fo:font-size="9pt" officeooo:rsid="002dcfc6" officeooo:paragraph-rsid="0034c187"/>
    </style:style>
    <style:style style:name="P91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bb2bf" style:font-name="DejaVu Sans Mono" fo:font-size="9pt"/>
    </style:style>
    <style:style style:name="P92" style:family="paragraph" style:parent-style-name="Preformatted_20_Text">
      <loext:graphic-properties draw:fill="solid" draw:fill-color="#282c34" draw:opacity="100%"/>
      <style:paragraph-properties fo:margin-top="0cm" fo:margin-bottom="0.499cm" loext:contextual-spacing="false" fo:background-color="#282c34"/>
      <style:text-properties fo:color="#a6b2c0" style:font-name="DejaVu Sans Mono" fo:font-size="9pt"/>
    </style:style>
    <style:style style:name="P93" style:family="paragraph" style:parent-style-name="Index">
      <style:text-properties officeooo:paragraph-rsid="0035c67d"/>
    </style:style>
    <style:style style:name="P94" style:family="paragraph" style:parent-style-name="Index">
      <style:text-properties officeooo:paragraph-rsid="0038699a"/>
    </style:style>
    <style:style style:name="P95" style:family="paragraph" style:parent-style-name="Index">
      <style:text-properties officeooo:paragraph-rsid="003992a8"/>
    </style:style>
    <style:style style:name="P96" style:family="paragraph" style:parent-style-name="Index">
      <style:text-properties officeooo:paragraph-rsid="003b35f8"/>
    </style:style>
    <style:style style:name="P97" style:family="paragraph" style:parent-style-name="Index">
      <style:text-properties officeooo:paragraph-rsid="003c256f"/>
    </style:style>
    <style:style style:name="P98" style:family="paragraph" style:parent-style-name="Index">
      <style:text-properties officeooo:paragraph-rsid="003ca783"/>
    </style:style>
    <style:style style:name="P99" style:family="paragraph" style:parent-style-name="Index">
      <style:text-properties officeooo:paragraph-rsid="003d2cac"/>
    </style:style>
    <style:style style:name="P100" style:family="paragraph" style:parent-style-name="Index">
      <style:text-properties officeooo:paragraph-rsid="003d76a8"/>
    </style:style>
    <style:style style:name="P101" style:family="paragraph" style:parent-style-name="Index">
      <style:text-properties officeooo:paragraph-rsid="0040b05b"/>
    </style:style>
    <style:style style:name="P102" style:family="paragraph" style:parent-style-name="Index">
      <style:text-properties fo:color="#abb2bf" style:text-line-through-style="none" style:text-line-through-type="none" style:font-name="DejaVu Sans Mono" fo:font-size="9pt" officeooo:rsid="002dcfc6" officeooo:paragraph-rsid="0040b0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63e1" style:font-weight-asian="bold" style:font-weight-complex="bold"/>
    </style:style>
    <style:style style:name="T3" style:family="text">
      <style:text-properties fo:font-weight="bold" officeooo:rsid="0035c67d" style:font-weight-asian="bold" style:font-weight-complex="bold"/>
    </style:style>
    <style:style style:name="T4" style:family="text">
      <style:text-properties fo:font-weight="bold" officeooo:rsid="004137bb" style:font-weight-asian="bold" style:font-weight-complex="bold"/>
    </style:style>
    <style:style style:name="T5" style:family="text">
      <style:text-properties officeooo:rsid="00101704"/>
    </style:style>
    <style:style style:name="T6" style:family="text">
      <style:text-properties officeooo:rsid="0018c3c6"/>
    </style:style>
    <style:style style:name="T7" style:family="text">
      <style:text-properties officeooo:rsid="001a25fc"/>
    </style:style>
    <style:style style:name="T8" style:family="text">
      <style:text-properties officeooo:rsid="001aaf72"/>
    </style:style>
    <style:style style:name="T9" style:family="text">
      <style:text-properties officeooo:rsid="0023706d"/>
    </style:style>
    <style:style style:name="T10" style:family="text">
      <style:text-properties officeooo:rsid="0028195b"/>
    </style:style>
    <style:style style:name="T11" style:family="text">
      <style:text-properties style:text-line-through-style="none" style:text-line-through-type="none" style:font-name="DejaVu Sans Mono" fo:font-size="9pt" officeooo:rsid="002ae70e"/>
    </style:style>
    <style:style style:name="T12" style:family="text">
      <style:text-properties fo:color="#c679dd" fo:font-style="italic"/>
    </style:style>
    <style:style style:name="T13" style:family="text">
      <style:text-properties fo:color="#c679dd" style:font-name="DejaVu Sans Mono" fo:font-size="9pt" fo:font-style="italic"/>
    </style:style>
    <style:style style:name="T14" style:family="text">
      <style:text-properties fo:color="#c679dd" style:font-name="DejaVu Sans Mono" fo:font-size="9pt" fo:font-style="italic" fo:font-weight="normal" officeooo:rsid="003c256f" style:font-size-asian="10.5pt" style:font-weight-asian="normal" style:font-size-complex="12pt" style:font-weight-complex="normal"/>
    </style:style>
    <style:style style:name="T15" style:family="text">
      <style:text-properties fo:color="#c679dd" style:font-name="DejaVu Sans Mono" fo:font-size="9pt" fo:font-style="italic" fo:font-weight="normal" officeooo:rsid="003ca783" style:font-size-asian="10.5pt" style:font-weight-asian="normal" style:font-size-complex="12pt" style:font-weight-complex="normal"/>
    </style:style>
    <style:style style:name="T16" style:family="text">
      <style:text-properties fo:color="#c679dd" style:font-name="DejaVu Sans Mono" fo:font-size="9pt" fo:font-style="italic" fo:font-weight="normal" officeooo:rsid="003d76a8" style:font-size-asian="10.5pt" style:font-weight-asian="normal" style:font-size-complex="12pt" style:font-weight-complex="normal"/>
    </style:style>
    <style:style style:name="T17" style:family="text">
      <style:text-properties fo:color="#c679dd" style:font-name="DejaVu Sans Mono" fo:font-size="9pt" fo:font-style="italic" fo:font-weight="normal" officeooo:rsid="0040b05b" style:font-size-asian="10.5pt" style:font-weight-asian="normal" style:font-size-complex="12pt" style:font-weight-complex="normal"/>
    </style:style>
    <style:style style:name="T18" style:family="text">
      <style:text-properties fo:color="#c679dd" style:font-name="DejaVu Sans Mono" fo:font-style="italic" officeooo:rsid="0034c187"/>
    </style:style>
    <style:style style:name="T19" style:family="text">
      <style:text-properties fo:color="#c679dd" style:font-name="DejaVu Sans Mono" fo:font-style="italic" fo:font-weight="normal" style:font-weight-asian="normal" style:font-weight-complex="normal"/>
    </style:style>
    <style:style style:name="T20" style:family="text">
      <style:text-properties fo:color="#c679dd" style:text-line-through-style="none" style:text-line-through-type="none" style:font-name="DejaVu Sans Mono" fo:font-size="9pt" fo:font-style="italic" officeooo:rsid="002ae70e"/>
    </style:style>
    <style:style style:name="T21" style:family="text">
      <style:text-properties fo:color="#c679dd" style:text-line-through-style="none" style:text-line-through-type="none" style:font-name="DejaVu Sans Mono" fo:font-size="9pt" fo:font-style="italic" officeooo:rsid="002ce5e9"/>
    </style:style>
    <style:style style:name="T22" style:family="text">
      <style:text-properties fo:color="#c679dd" style:text-line-through-style="none" style:text-line-through-type="none" style:font-name="DejaVu Sans Mono" fo:font-size="9pt" fo:font-style="italic" officeooo:rsid="002dcfc6"/>
    </style:style>
    <style:style style:name="T23" style:family="text">
      <style:text-properties fo:color="#c679dd" style:text-line-through-style="none" style:text-line-through-type="none" fo:font-size="9pt" fo:font-style="italic" officeooo:rsid="002dcfc6"/>
    </style:style>
    <style:style style:name="T24" style:family="text">
      <style:text-properties fo:color="#c679dd" fo:font-size="9pt" fo:font-style="italic"/>
    </style:style>
    <style:style style:name="T25" style:family="text">
      <style:text-properties fo:color="#61aeef"/>
    </style:style>
    <style:style style:name="T26" style:family="text">
      <style:text-properties fo:color="#61aeef" style:font-name="DejaVu Sans Mono" fo:font-size="9pt"/>
    </style:style>
    <style:style style:name="T27" style:family="text">
      <style:text-properties fo:color="#61aeef" style:font-name="DejaVu Sans Mono" officeooo:rsid="0034c187"/>
    </style:style>
    <style:style style:name="T28" style:family="text">
      <style:text-properties fo:color="#61aeef" style:font-name="DejaVu Sans Mono" fo:font-weight="normal" style:font-weight-asian="normal" style:font-weight-complex="normal"/>
    </style:style>
    <style:style style:name="T29" style:family="text">
      <style:text-properties fo:color="#61aeef" style:text-line-through-style="none" style:text-line-through-type="none" style:font-name="DejaVu Sans Mono" fo:font-size="9pt" officeooo:rsid="002ae70e"/>
    </style:style>
    <style:style style:name="T30" style:family="text">
      <style:text-properties fo:color="#61aeef" style:text-line-through-style="none" style:text-line-through-type="none" style:font-name="DejaVu Sans Mono" fo:font-size="9pt" officeooo:rsid="002ce5e9"/>
    </style:style>
    <style:style style:name="T31" style:family="text">
      <style:text-properties fo:color="#61aeef" style:text-line-through-style="none" style:text-line-through-type="none" style:font-name="DejaVu Sans Mono" fo:font-size="9pt" officeooo:rsid="002dcfc6"/>
    </style:style>
    <style:style style:name="T32" style:family="text">
      <style:text-properties fo:color="#61aeef" style:text-line-through-style="none" style:text-line-through-type="none" fo:font-size="9pt" officeooo:rsid="002dcfc6"/>
    </style:style>
    <style:style style:name="T33" style:family="text">
      <style:text-properties fo:color="#61aeef" officeooo:rsid="002dcfc6"/>
    </style:style>
    <style:style style:name="T34" style:family="text">
      <style:text-properties fo:color="#61aeef" fo:font-size="9pt"/>
    </style:style>
    <style:style style:name="T35" style:family="text">
      <style:text-properties fo:color="#a6b2c0"/>
    </style:style>
    <style:style style:name="T36" style:family="text">
      <style:text-properties fo:color="#a6b2c0" style:font-name="DejaVu Sans Mono" fo:font-size="9pt"/>
    </style:style>
    <style:style style:name="T37" style:family="text">
      <style:text-properties fo:color="#a6b2c0" style:font-name="DejaVu Sans Mono" fo:font-size="9pt" fo:font-weight="normal" style:font-weight-asian="normal" style:font-weight-complex="normal"/>
    </style:style>
    <style:style style:name="T38" style:family="text">
      <style:text-properties fo:color="#a6b2c0" style:font-name="DejaVu Sans Mono" fo:font-size="9pt" fo:font-weight="normal" officeooo:rsid="003c256f" style:font-size-asian="10.5pt" style:font-weight-asian="normal" style:font-size-complex="12pt" style:font-weight-complex="normal"/>
    </style:style>
    <style:style style:name="T39" style:family="text">
      <style:text-properties fo:color="#a6b2c0" style:font-name="DejaVu Sans Mono" fo:font-size="9pt" fo:font-weight="normal" officeooo:rsid="003ca783" style:font-size-asian="10.5pt" style:font-weight-asian="normal" style:font-size-complex="12pt" style:font-weight-complex="normal"/>
    </style:style>
    <style:style style:name="T40" style:family="text">
      <style:text-properties fo:color="#a6b2c0" style:font-name="DejaVu Sans Mono" fo:font-size="9pt" fo:font-weight="normal" officeooo:rsid="003d76a8" style:font-size-asian="10.5pt" style:font-weight-asian="normal" style:font-size-complex="12pt" style:font-weight-complex="normal"/>
    </style:style>
    <style:style style:name="T41" style:family="text">
      <style:text-properties fo:color="#a6b2c0" style:font-name="DejaVu Sans Mono" fo:font-size="9pt" fo:font-weight="normal" officeooo:rsid="0040b05b" style:font-size-asian="10.5pt" style:font-weight-asian="normal" style:font-size-complex="12pt" style:font-weight-complex="normal"/>
    </style:style>
    <style:style style:name="T42" style:family="text">
      <style:text-properties fo:color="#a6b2c0" style:font-name="DejaVu Sans Mono" fo:font-size="9pt" officeooo:rsid="004137bb"/>
    </style:style>
    <style:style style:name="T43" style:family="text">
      <style:text-properties fo:color="#a6b2c0" style:font-name="DejaVu Sans Mono" officeooo:rsid="0034c187"/>
    </style:style>
    <style:style style:name="T44" style:family="text">
      <style:text-properties fo:color="#a6b2c0" officeooo:rsid="002ae70e"/>
    </style:style>
    <style:style style:name="T45" style:family="text">
      <style:text-properties fo:color="#a6b2c0" style:text-line-through-style="none" style:text-line-through-type="none" style:font-name="DejaVu Sans Mono" fo:font-size="9pt" officeooo:rsid="002ce5e9"/>
    </style:style>
    <style:style style:name="T46" style:family="text">
      <style:text-properties fo:color="#a6b2c0" style:text-line-through-style="none" style:text-line-through-type="none" style:font-name="DejaVu Sans Mono" fo:font-size="9pt" officeooo:rsid="002dcfc6"/>
    </style:style>
    <style:style style:name="T47" style:family="text">
      <style:text-properties fo:color="#a6b2c0" style:text-line-through-style="none" style:text-line-through-type="none" fo:font-size="9pt" officeooo:rsid="002dcfc6"/>
    </style:style>
    <style:style style:name="T48" style:family="text">
      <style:text-properties fo:color="#a6b2c0" officeooo:rsid="002dcfc6"/>
    </style:style>
    <style:style style:name="T49" style:family="text">
      <style:text-properties fo:color="#a6b2c0" fo:font-size="9pt"/>
    </style:style>
    <style:style style:name="T50" style:family="text">
      <style:text-properties fo:color="#a6b2c0" officeooo:rsid="00316645"/>
    </style:style>
    <style:style style:name="T51" style:family="text">
      <style:text-properties fo:color="#a6b2c0" officeooo:rsid="0031fc06"/>
    </style:style>
    <style:style style:name="T52" style:family="text">
      <style:text-properties fo:color="#a6b2c0" officeooo:rsid="0032e514"/>
    </style:style>
    <style:style style:name="T53" style:family="text">
      <style:text-properties fo:color="#a6b2c0" officeooo:rsid="0034c187"/>
    </style:style>
    <style:style style:name="T54" style:family="text">
      <style:text-properties fo:color="#a6b2c0" style:font-name="Liberation Sans Narrow" officeooo:rsid="0034c187"/>
    </style:style>
    <style:style style:name="T55" style:family="text">
      <style:text-properties fo:color="#a6b2c0" style:font-name="Liberation Sans Narrow" officeooo:rsid="004137bb"/>
    </style:style>
    <style:style style:name="T56" style:family="text">
      <style:text-properties style:font-name="DejaVu Sans Mono" fo:font-size="9pt"/>
    </style:style>
    <style:style style:name="T57" style:family="text">
      <style:text-properties style:font-name="DejaVu Sans Mono" fo:font-weight="normal" style:font-weight-asian="normal" style:font-weight-complex="normal"/>
    </style:style>
    <style:style style:name="T58" style:family="text">
      <style:text-properties fo:color="#d19a66"/>
    </style:style>
    <style:style style:name="T59" style:family="text">
      <style:text-properties fo:color="#d19a66" style:font-name="DejaVu Sans Mono" fo:font-size="9pt"/>
    </style:style>
    <style:style style:name="T60" style:family="text">
      <style:text-properties fo:color="#d19a66" style:font-name="DejaVu Sans Mono" fo:font-size="9pt" fo:font-weight="normal" officeooo:rsid="003c256f" style:font-size-asian="10.5pt" style:font-weight-asian="normal" style:font-size-complex="12pt" style:font-weight-complex="normal"/>
    </style:style>
    <style:style style:name="T61" style:family="text">
      <style:text-properties fo:color="#d19a66" style:font-name="DejaVu Sans Mono" fo:font-size="9pt" fo:font-weight="normal" officeooo:rsid="003ca783" style:font-size-asian="10.5pt" style:font-weight-asian="normal" style:font-size-complex="12pt" style:font-weight-complex="normal"/>
    </style:style>
    <style:style style:name="T62" style:family="text">
      <style:text-properties fo:color="#d19a66" style:font-name="DejaVu Sans Mono" fo:font-size="9pt" fo:font-weight="normal" officeooo:rsid="003d76a8" style:font-size-asian="10.5pt" style:font-weight-asian="normal" style:font-size-complex="12pt" style:font-weight-complex="normal"/>
    </style:style>
    <style:style style:name="T63" style:family="text">
      <style:text-properties fo:color="#d19a66" style:font-name="DejaVu Sans Mono" fo:font-size="9pt" fo:font-weight="normal" officeooo:rsid="0040b05b" style:font-size-asian="10.5pt" style:font-weight-asian="normal" style:font-size-complex="12pt" style:font-weight-complex="normal"/>
    </style:style>
    <style:style style:name="T64" style:family="text">
      <style:text-properties fo:color="#d19a66" fo:font-size="9pt"/>
    </style:style>
    <style:style style:name="T65" style:family="text">
      <style:text-properties fo:color="#61afef"/>
    </style:style>
    <style:style style:name="T66" style:family="text">
      <style:text-properties fo:color="#61afef" style:font-name="DejaVu Sans Mono" fo:font-size="9pt"/>
    </style:style>
    <style:style style:name="T67" style:family="text">
      <style:text-properties fo:color="#61afef" style:font-name="DejaVu Sans Mono" fo:font-size="9pt" fo:font-weight="normal" officeooo:rsid="003c256f" style:font-size-asian="10.5pt" style:font-weight-asian="normal" style:font-size-complex="12pt" style:font-weight-complex="normal"/>
    </style:style>
    <style:style style:name="T68" style:family="text">
      <style:text-properties fo:color="#61afef" style:font-name="DejaVu Sans Mono" fo:font-size="9pt" fo:font-weight="normal" officeooo:rsid="003ca783" style:font-size-asian="10.5pt" style:font-weight-asian="normal" style:font-size-complex="12pt" style:font-weight-complex="normal"/>
    </style:style>
    <style:style style:name="T69" style:family="text">
      <style:text-properties fo:color="#61afef" style:font-name="DejaVu Sans Mono" fo:font-size="9pt" fo:font-weight="normal" officeooo:rsid="003d76a8" style:font-size-asian="10.5pt" style:font-weight-asian="normal" style:font-size-complex="12pt" style:font-weight-complex="normal"/>
    </style:style>
    <style:style style:name="T70" style:family="text">
      <style:text-properties fo:color="#61afef" style:font-name="DejaVu Sans Mono" fo:font-size="9pt" fo:font-weight="normal" officeooo:rsid="0040b05b" style:font-size-asian="10.5pt" style:font-weight-asian="normal" style:font-size-complex="12pt" style:font-weight-complex="normal"/>
    </style:style>
    <style:style style:name="T71" style:family="text">
      <style:text-properties fo:color="#e5c17c" style:font-name="DejaVu Sans Mono" fo:font-size="9pt" fo:font-style="italic"/>
    </style:style>
    <style:style style:name="T72" style:family="text">
      <style:text-properties fo:color="#e5c17c" fo:font-style="italic"/>
    </style:style>
    <style:style style:name="T73" style:family="text">
      <style:text-properties fo:color="#e5c17c" fo:font-size="9pt" fo:font-style="italic"/>
    </style:style>
    <style:style style:name="T74" style:family="text">
      <style:text-properties fo:color="#98c379"/>
    </style:style>
    <style:style style:name="T75" style:family="text">
      <style:text-properties fo:color="#98c379" style:font-name="DejaVu Sans Mono" fo:font-size="9pt"/>
    </style:style>
    <style:style style:name="T76" style:family="text">
      <style:text-properties fo:color="#98c379" fo:font-size="9pt"/>
    </style:style>
    <style:style style:name="T77" style:family="text">
      <style:text-properties fo:font-weight="normal" officeooo:rsid="0035c67d" style:font-weight-asian="normal" style:font-weight-complex="normal"/>
    </style:style>
    <style:style style:name="T78" style:family="text">
      <style:text-properties fo:color="#abb2bf" style:font-name="DejaVu Sans Mono" fo:font-weight="normal" style:font-weight-asian="normal" style:font-weight-complex="normal"/>
    </style:style>
    <style:style style:name="T79" style:family="text">
      <style:text-properties fo:font-size="14pt" fo:font-weight="bold" officeooo:rsid="0038699a" style:font-size-asian="14pt" style:font-weight-asian="bold" style:font-size-complex="14pt" style:font-weight-complex="bold"/>
    </style:style>
    <style:style style:name="T80" style:family="text">
      <style:text-properties fo:font-size="12pt" fo:font-weight="normal" officeooo:rsid="003992a8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3b35f8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3c256f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3ca783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3d2cac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3d76a8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40b05b" style:font-size-asian="10.5pt" style:font-weight-asian="normal" style:font-size-complex="12pt" style:font-weight-complex="normal"/>
    </style:style>
    <style:style style:name="T87" style:family="text">
      <style:text-properties fo:font-size="12pt" fo:font-weight="bold" officeooo:rsid="003d76a8" style:font-size-asian="10.5pt" style:font-weight-asian="bold" style:font-size-complex="12pt" style:font-weight-complex="bold"/>
    </style:style>
    <style:style style:name="T88" style:family="text">
      <style:text-properties fo:font-size="12pt" fo:font-weight="bold" officeooo:rsid="0040b05b" style:font-size-asian="10.5pt" style:font-weight-asian="bold" style:font-size-complex="12pt" style:font-weight-complex="bold"/>
    </style:style>
    <style:style style:name="T89" style:family="text">
      <style:text-properties fo:color="#e06c75"/>
    </style:style>
    <style:style style:name="T90" style:family="text">
      <style:text-properties fo:color="#e06c75" style:font-name="DejaVu Sans Mono" fo:font-size="9pt"/>
    </style:style>
    <style:style style:name="T91" style:family="text">
      <style:text-properties fo:color="#e06c75" style:font-name="DejaVu Sans Mono" fo:font-size="9pt" fo:font-style="italic"/>
    </style:style>
    <style:style style:name="T92" style:family="text">
      <style:text-properties style:text-position="super 58%" fo:font-size="12pt" fo:font-weight="normal" officeooo:rsid="003c256f" style:font-size-asian="10.5pt" style:font-weight-asian="normal" style:font-size-complex="12pt" style:font-weight-complex="normal"/>
    </style:style>
    <style:style style:name="T93" style:family="text">
      <style:text-properties fo:color="#59626f"/>
    </style:style>
    <style:style style:name="T94" style:family="text">
      <style:text-properties fo:color="#59626f" style:font-name="DejaVu Sans Mono" fo:font-size="9pt" fo:font-style="italic"/>
    </style:style>
    <style:style style:name="T95" style:family="text">
      <style:text-properties officeooo:rsid="004137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JAVASCRIPT</text:span></text:p>
      <text:p text:style-name="P42">Every element is defined under ANSI standard.</text:p>
      <text:p text:style-name="P2"/>
      <text:p text:style-name="P4">ECMA Script</text:p>
      <text:p text:style-name="P3"/>
      <text:p text:style-name="P5"><text:span text:style-name="T1">JAVASCRIPT ENGINE</text:span>: It’s embedded in the browser by default.</text:p>
      <text:p text:style-name="P5"/>
      <text:p text:style-name="P26">In HTML there are different ways of adding JS:-</text:p>
      <text:p text:style-name="P5">1. Use &lt;script&gt; &lt;/script&gt; under either head or body. (Depending upon the situation the script position can be determined whether it’s to be decalred under the head or the body).</text:p>
      <text:p text:style-name="P5">2. <text:s/>External script using &lt;link&gt; tag under head tag.</text:p>
      <text:p text:style-name="P5"/>
      <text:p text:style-name="P5">JavaScript provides with a cutom library that provides a RUNTIME ENVIRONMENT.</text:p>
      <text:p text:style-name="P5">i.e. NodeJS.</text:p>
      <text:p text:style-name="P5"/>
      <text:p text:style-name="P25">Variables:-</text:p>
      <text:p text:style-name="P25"/>
      <text:p text:style-name="P6">-&gt; int x = 1.5; //Stores 1</text:p>
      <text:p text:style-name="P6">-&gt; var x = ‘a’; //a is a STRING not Character</text:p>
      <text:p text:style-name="P6">-&gt; var x = “aaaa” <text:span text:style-name="T5">or ‘aaaa’ </text:span>//<text:span text:style-name="T5">this</text:span> is a STRING </text:p>
      <text:p text:style-name="P5"/>
      <text:p text:style-name="P27">Arithmatic Operations:-</text:p>
      <text:p text:style-name="P7"/>
      <text:p text:style-name="P7"><text:tab/>var x = 10;</text:p>
      <text:p text:style-name="P7"><text:tab/>var y = 20;</text:p>
      <text:p text:style-name="P7"><text:tab/>var z= x+y; // replace + with - / *.</text:p>
      <text:p text:style-name="P7"/>
      <text:p text:style-name="P27">Ways To Display values to user on webview:-</text:p>
      <text:p text:style-name="P7"/>
      <text:p text:style-name="P7">-&gt; document.write(‘Your message’); //this renders your message over the webview</text:p>
      <text:p text:style-name="P7">-&gt; console.log(‘Your message’); // this is print the content over the console</text:p>
      <text:p text:style-name="P7"/>
      <text:p text:style-name="P8">NOTE:- console.log() is usually used to debug the operations.</text:p>
      <text:p text:style-name="P8"/>
      <text:p text:style-name="P28">InnerHTML:-</text:p>
      <text:p text:style-name="P9"/>
      <text:p text:style-name="P9">&lt;p id=”demo”&gt; &lt;/p&gt;</text:p>
      <text:p text:style-name="P9">&lt;script&gt;</text:p>
      <text:p text:style-name="P9"><text:tab/>document.getElementById(“demo”).innerHTML=”Paragraph Message”;</text:p>
      <text:p text:style-name="P9">&lt;/script&gt;</text:p>
      <text:p text:style-name="P9"/>
      <text:p text:style-name="P14"><text:span text:style-name="T1">Selectors</text:span>:-</text:p>
      <text:p text:style-name="P13"/>
      <text:p text:style-name="P10">&lt;p <text:span text:style-name="T6">class=”para” </text:span>id=”demo”&gt; &lt;/p&gt;</text:p>
      <text:p text:style-name="P10">&lt;script&gt;</text:p>
      <text:p text:style-name="P10"><text:tab/><text:span text:style-name="T7">var a = </text:span>document.getElementById(“demo”);</text:p>
      <text:p text:style-name="P12"><text:tab/><text:span text:style-name="T8">var b = </text:span>document.getElement<text:span text:style-name="T8">s</text:span>ById(“demo”); <text:s/></text:p>
      <text:p text:style-name="P11"><text:tab/><text:span text:style-name="T7">var c = </text:span>document.getElement<text:span text:style-name="T7">sByClassName</text:span>(“<text:span text:style-name="T7">para</text:span>”);</text:p>
      <text:p text:style-name="P11"><text:tab/><text:span text:style-name="T7">var d = </text:span>document.getElement<text:span text:style-name="T7">s</text:span>By<text:span text:style-name="T7">Name</text:span>(“<text:span text:style-name="T7">p</text:span>”);</text:p>
      <text:p text:style-name="P10">&lt;/script&gt;</text:p>
      <text:p text:style-name="P13"/>
      <text:p text:style-name="P15">Note:- var b,c and d are arrays because they got multiple elements under them.</text:p>
      <text:p text:style-name="P16"><text:soft-page-break/>PopUP windows using JavaScript</text:p>
      <text:p text:style-name="P16"/>
      <text:p text:style-name="P16">alert(“Your message”); //This opens a pop up window displaying the message.</text:p>
      <text:p text:style-name="P17">prompt(“Your message”); </text:p>
      <text:p text:style-name="P17"/>
      <text:p text:style-name="P18">Operators:-</text:p>
      <text:p text:style-name="P19"/>
      <text:p text:style-name="P19"><text:tab/>ArithmaticOperators: + - / *.</text:p>
      <text:p text:style-name="P19"><text:tab/>RelationalOperators: &lt; &gt; &lt;= &gt;=</text:p>
      <text:p text:style-name="P19"><text:tab/>LogicalOperators: &amp;&amp; || !</text:p>
      <text:p text:style-name="P19"/>
      <text:p text:style-name="P19">DoubleEqualTo Glitch:-</text:p>
      <text:p text:style-name="P19">var a = 10;</text:p>
      <text:p text:style-name="P19">var b = “10”;</text:p>
      <text:p text:style-name="P19">if(a==b)</text:p>
      <text:p text:style-name="P19">{</text:p>
      <text:p text:style-name="P19"><text:tab/>console.log(“true”);</text:p>
      <text:p text:style-name="P19">}else</text:p>
      <text:p text:style-name="P19">{</text:p>
      <text:p text:style-name="P19"><text:tab/>console.log(“false”);</text:p>
      <text:p text:style-name="P19">}</text:p>
      <text:p text:style-name="P21">OUTPUT: true</text:p>
      <text:p text:style-name="P21"/>
      <text:p text:style-name="P21">To Overcome this we use TRIPLE EQUAL TO ( === ) Operator:-</text:p>
      <text:p text:style-name="P20">var a = 10;</text:p>
      <text:p text:style-name="P20">var b = “10”;</text:p>
      <text:p text:style-name="P20">if(a==b)</text:p>
      <text:p text:style-name="P20">{</text:p>
      <text:p text:style-name="P20"><text:tab/>console.log(“true”);</text:p>
      <text:p text:style-name="P20">}else</text:p>
      <text:p text:style-name="P20">{</text:p>
      <text:p text:style-name="P20"><text:tab/>console.log(“false”);</text:p>
      <text:p text:style-name="P20">}</text:p>
      <text:p text:style-name="P22">OUTPUT: <text:span text:style-name="T9">false</text:span></text:p>
      <text:p text:style-name="P22"/>
      <text:p text:style-name="P31">CASE STATEMENT:-</text:p>
      <text:p text:style-name="P23"/>
      <text:p text:style-name="P23">swtich(element)</text:p>
      <text:p text:style-name="P23"/>
      <text:p text:style-name="P23">{</text:p>
      <text:p text:style-name="P23"><text:tab/>case a:</text:p>
      <text:p text:style-name="P23"><text:tab/>statements;</text:p>
      <text:p text:style-name="P23"><text:tab/>break;</text:p>
      <text:p text:style-name="P23"><text:tab/></text:p>
      <text:p text:style-name="P23"><text:tab/>case b:</text:p>
      <text:p text:style-name="P23"><text:tab/>statements;</text:p>
      <text:p text:style-name="P23"><text:tab/>break;</text:p>
      <text:p text:style-name="P23"/>
      <text:p text:style-name="P23"><text:tab/>default:</text:p>
      <text:p text:style-name="P23"><text:tab/>statements;</text:p>
      <text:p text:style-name="P23"><text:tab/>break;</text:p>
      <text:p text:style-name="P23">}</text:p>
      <text:p text:style-name="P30"><text:soft-page-break/>JAVASCRIPT DATA TYPE</text:p>
      <text:p text:style-name="P24"/>
      <text:p text:style-name="P24">1. Number</text:p>
      <text:p text:style-name="P24">2. String</text:p>
      <text:p text:style-name="P24">3. null</text:p>
      <text:p text:style-name="P24">4. boolean</text:p>
      <text:p text:style-name="P24">5. undefined</text:p>
      <text:p text:style-name="P24"/>
      <text:p text:style-name="P24">-<text:span text:style-name="T10">&gt; Difference between null and undefined:-</text:span></text:p>
      <text:p text:style-name="P24"><text:tab/><text:span text:style-name="T10">null : The value does not exists.</text:span></text:p>
      <text:p text:style-name="P24"><text:tab/><text:span text:style-name="T10">Undefined: The Value exists but is not available.</text:span></text:p>
      <text:p text:style-name="P24"/>
      <text:p text:style-name="P29">HOISTING</text:p>
      <text:p text:style-name="P35"/>
      <text:p text:style-name="P35">1. function demo()</text:p>
      <text:p text:style-name="P35">2. {</text:p>
      <text:p text:style-name="P35">3.<text:tab/>console.log(x);</text:p>
      <text:p text:style-name="P35">4.<text:tab/>var x = 10;</text:p>
      <text:p text:style-name="P35">5. }</text:p>
      <text:p text:style-name="P35"/>
      <text:p text:style-name="P35"><text:span text:style-name="T1">OUTPUT:</text:span> undefined.</text:p>
      <text:p text:style-name="P35"/>
      <text:p text:style-name="P35">-&gt; In hoisting the declaration of x on line 4 is shifted to the starting line of the function declaration.</text:p>
      <text:p text:style-name="P35"><text:span text:style-name="T1">NOTE:</text:span> Only the declaration is shifted but not the value the variable is pointing to.</text:p>
      <text:p text:style-name="P35"/>
      <text:p text:style-name="P32">Difference between let and var:-</text:p>
      <text:p text:style-name="P72"/>
      <text:p text:style-name="P58"><text:s text:c="3"/><text:span text:style-name="T20">function </text:span><text:span text:style-name="T29">demo</text:span><text:span text:style-name="T11">() {</text:span></text:p>
      <text:p text:style-name="P58"><text:s/><text:tab/><text:span text:style-name="T56">{</text:span></text:p>
      <text:p text:style-name="P49"><text:span text:style-name="T35"><text:s text:c="8"/></text:span><text:span text:style-name="T44">var</text:span><text:span text:style-name="T13"> </text:span><text:span text:style-name="T59">x </text:span><text:span text:style-name="T66">= </text:span><text:span text:style-name="T59">10</text:span><text:span text:style-name="T36">;</text:span></text:p>
      <text:p text:style-name="P49"><text:span text:style-name="T35"><text:s text:c="8"/></text:span><text:span text:style-name="T71">console</text:span><text:span text:style-name="T36">.</text:span><text:span text:style-name="T26">log</text:span><text:span text:style-name="T36">(</text:span><text:span text:style-name="T59">x</text:span><text:span text:style-name="T36">);</text:span></text:p>
      <text:p text:style-name="P57"><text:s text:c="4"/><text:span text:style-name="T56">}</text:span></text:p>
      <text:p text:style-name="P49"><text:span text:style-name="T35"><text:s text:c="7"/></text:span><text:span text:style-name="T71">console</text:span><text:span text:style-name="T36">.</text:span><text:span text:style-name="T26">log</text:span><text:span text:style-name="T36">(</text:span><text:span text:style-name="T56">x</text:span><text:span text:style-name="T36">);</text:span></text:p>
      <text:p text:style-name="P59">}</text:p>
      <text:p text:style-name="P36">OUTPUT: 10</text:p>
      <text:p text:style-name="P36"><text:s text:c="18"/>10</text:p>
      <text:p text:style-name="P36"/>
      <text:p text:style-name="P58"><text:s text:c="3"/><text:span text:style-name="T20">function </text:span><text:span text:style-name="T29">demo</text:span><text:span text:style-name="T11">() {</text:span></text:p>
      <text:p text:style-name="P58"><text:s/><text:span text:style-name="T56">{</text:span></text:p>
      <text:p text:style-name="P50"><text:span text:style-name="T35"><text:s text:c="8"/></text:span><text:span text:style-name="T13">let </text:span><text:span text:style-name="T59">x </text:span><text:span text:style-name="T66">= </text:span><text:span text:style-name="T59">10</text:span><text:span text:style-name="T36">;</text:span></text:p>
      <text:p text:style-name="P50"><text:span text:style-name="T35"><text:s text:c="8"/></text:span><text:span text:style-name="T71">console</text:span><text:span text:style-name="T36">.</text:span><text:span text:style-name="T26">log</text:span><text:span text:style-name="T36">(</text:span><text:span text:style-name="T59">x</text:span><text:span text:style-name="T36">);</text:span></text:p>
      <text:p text:style-name="P58"><text:s text:c="4"/><text:span text:style-name="T56">}</text:span></text:p>
      <text:p text:style-name="P50"><text:span text:style-name="T35"><text:s text:c="7"/></text:span><text:span text:style-name="T71">console</text:span><text:span text:style-name="T36">.</text:span><text:span text:style-name="T26">log</text:span><text:span text:style-name="T36">(</text:span><text:span text:style-name="T56">x</text:span><text:span text:style-name="T36">);</text:span></text:p>
      <text:p text:style-name="P60">}</text:p>
      <text:p text:style-name="P36">OUTPUT: 10</text:p>
      <text:p text:style-name="P36"><text:s text:c="18"/>Undefined Exception</text:p>
      <text:p text:style-name="P36"/>
      <text:p text:style-name="P36">-&gt; The scope of let keyword is more restrictive than var.</text:p>
      <text:p text:style-name="P36"/>
      <text:p text:style-name="P36"/>
      <text:p text:style-name="P36"/>
      <text:p text:style-name="P36"/>
      <text:p text:style-name="P36"/>
      <text:p text:style-name="P33"><text:soft-page-break/>const Variable:-</text:p>
      <text:p text:style-name="P73"/>
      <text:p text:style-name="P51"><text:span text:style-name="T35"><text:s text:c="2"/></text:span><text:span text:style-name="T21">function </text:span><text:span text:style-name="T30">demo</text:span><text:span text:style-name="T45">() {</text:span></text:p>
      <text:p text:style-name="P51"><text:span text:style-name="T13"><text:tab/> <text:s/>const </text:span><text:span text:style-name="T59">a </text:span><text:span text:style-name="T66">= </text:span><text:span text:style-name="T59">10</text:span><text:span text:style-name="T36">;</text:span></text:p>
      <text:p text:style-name="P49"><text:span text:style-name="T35"><text:s text:c="5"/></text:span><text:span text:style-name="T59">a</text:span><text:span text:style-name="T66">=</text:span><text:span text:style-name="T59">20</text:span><text:span text:style-name="T36">;</text:span></text:p>
      <text:p text:style-name="P49"><text:span text:style-name="T35"><text:s text:c="5"/></text:span><text:span text:style-name="T71">console</text:span><text:span text:style-name="T36">.</text:span><text:span text:style-name="T26">log</text:span><text:span text:style-name="T36">(</text:span><text:span text:style-name="T59">a</text:span><text:span text:style-name="T36">);</text:span></text:p>
      <text:p text:style-name="P59">}</text:p>
      <text:p text:style-name="P37">OUTPUT:- const variables can’t be changed.</text:p>
      <text:p text:style-name="P37"/>
      <text:p text:style-name="P34">DIFFERENCE BETWEEN func() and func.</text:p>
      <text:p text:style-name="P66"/>
      <text:p text:style-name="P67">Func. Without Parenthesis.</text:p>
      <text:p text:style-name="P68"/>
      <text:p text:style-name="P52"><text:span text:style-name="T35"><text:s/></text:span><text:span text:style-name="T48">f</text:span><text:span text:style-name="T22">unction </text:span><text:span text:style-name="T31">demo</text:span><text:span text:style-name="T46">() {</text:span></text:p>
      <text:p text:style-name="P52"><text:span text:style-name="T71">console</text:span><text:span text:style-name="T36">.</text:span><text:span text:style-name="T26">log</text:span><text:span text:style-name="T36">(</text:span><text:span text:style-name="T75">"Hello"</text:span><text:span text:style-name="T36">);</text:span></text:p>
      <text:p text:style-name="P49"><text:span text:style-name="T35"><text:s/></text:span><text:span text:style-name="T13">return </text:span><text:span text:style-name="T59">10</text:span><text:span text:style-name="T36">;</text:span></text:p>
      <text:p text:style-name="P54">}</text:p>
      <text:p text:style-name="P46"><text:span text:style-name="T12">var </text:span><text:span text:style-name="T58">x </text:span><text:span text:style-name="T65">= </text:span><text:span text:style-name="T25">demo</text:span><text:span text:style-name="T35">;</text:span></text:p>
      <text:p text:style-name="P61"><text:span text:style-name="T72">console</text:span><text:span text:style-name="T35">.</text:span><text:span text:style-name="T25">log</text:span><text:span text:style-name="T35">(</text:span><text:span text:style-name="T58">x</text:span><text:span text:style-name="T35">);</text:span></text:p>
      <text:p text:style-name="P39">Output:-</text:p>
      <text:p text:style-name="P39">ƒ demo() {</text:p>
      <text:p text:style-name="P39"><text:s/>console.log("Hello");</text:p>
      <text:p text:style-name="P39"><text:s/>return 10;</text:p>
      <text:p text:style-name="P69">}</text:p>
      <text:p text:style-name="P67">Func() With Parenthesis.</text:p>
      <text:p text:style-name="P52"><text:span text:style-name="Source_20_Text"><text:span text:style-name="T35"><text:s/></text:span></text:span><text:span text:style-name="Source_20_Text"><text:span text:style-name="T48">f</text:span></text:span><text:span text:style-name="Source_20_Text"><text:span text:style-name="T23">unction </text:span></text:span><text:span text:style-name="Source_20_Text"><text:span text:style-name="T32">demo</text:span></text:span><text:span text:style-name="Source_20_Text"><text:span text:style-name="T47">() {</text:span></text:span></text:p>
      <text:p text:style-name="P52"><text:span text:style-name="Source_20_Text"><text:span text:style-name="T73">console</text:span></text:span><text:span text:style-name="Source_20_Text"><text:span text:style-name="T49">.</text:span></text:span><text:span text:style-name="Source_20_Text"><text:span text:style-name="T34">log</text:span></text:span><text:span text:style-name="Source_20_Text"><text:span text:style-name="T49">(</text:span></text:span><text:span text:style-name="Source_20_Text"><text:span text:style-name="T76">"Hello"</text:span></text:span><text:span text:style-name="Source_20_Text"><text:span text:style-name="T49">);</text:span></text:span></text:p>
      <text:p text:style-name="P52"><text:span text:style-name="Source_20_Text"><text:span text:style-name="T35"><text:s/></text:span></text:span><text:span text:style-name="Source_20_Text"><text:span text:style-name="T24">return </text:span></text:span><text:span text:style-name="Source_20_Text"><text:span text:style-name="T64">10</text:span></text:span><text:span text:style-name="Source_20_Text"><text:span text:style-name="T49">;</text:span></text:span></text:p>
      <text:p text:style-name="P55"><text:span text:style-name="Source_20_Text">}</text:span></text:p>
      <text:p text:style-name="P47"><text:span text:style-name="Source_20_Text"><text:span text:style-name="T12">var </text:span></text:span><text:span text:style-name="Source_20_Text"><text:span text:style-name="T58">x </text:span></text:span><text:span text:style-name="Source_20_Text"><text:span text:style-name="T65">= </text:span></text:span><text:span text:style-name="Source_20_Text"><text:span text:style-name="T25">demo</text:span></text:span><text:span text:style-name="Source_20_Text"><text:span text:style-name="T33">()</text:span></text:span><text:span text:style-name="Source_20_Text"><text:span text:style-name="T35">;</text:span></text:span></text:p>
      <text:p text:style-name="P62"><text:span text:style-name="Source_20_Text"><text:span text:style-name="T72">console</text:span></text:span><text:span text:style-name="Source_20_Text"><text:span text:style-name="T35">.</text:span></text:span><text:span text:style-name="Source_20_Text"><text:span text:style-name="T25">log</text:span></text:span><text:span text:style-name="Source_20_Text"><text:span text:style-name="T35">(</text:span></text:span><text:span text:style-name="Source_20_Text"><text:span text:style-name="T58">x</text:span></text:span><text:span text:style-name="Source_20_Text"><text:span text:style-name="T35">);</text:span></text:span></text:p>
      <text:p text:style-name="P38">Output:-</text:p>
      <text:p text:style-name="P40">Hello</text:p>
      <text:p text:style-name="P40">10</text:p>
      <text:p text:style-name="P40"/>
      <text:p text:style-name="P41">NOTE: definition is stored as demo, and value is returned as demo();</text:p>
      <text:p text:style-name="P41"/>
      <text:p text:style-name="P45">USING VARIABLES AS A FUNCTION:-</text:p>
      <text:p text:style-name="P44"/>
      <text:p text:style-name="P43"><text:span text:style-name="Source_20_Text"><text:span text:style-name="T48">f</text:span></text:span><text:span text:style-name="Source_20_Text"><text:span text:style-name="T23">unction </text:span></text:span><text:span text:style-name="Source_20_Text"><text:span text:style-name="T32">demo</text:span></text:span><text:span text:style-name="Source_20_Text"><text:span text:style-name="T47">() {</text:span></text:span></text:p>
      <text:p text:style-name="P53"><text:span text:style-name="Source_20_Text"><text:span text:style-name="T73">console</text:span></text:span><text:span text:style-name="Source_20_Text"><text:span text:style-name="T49">.</text:span></text:span><text:span text:style-name="Source_20_Text"><text:span text:style-name="T34">log</text:span></text:span><text:span text:style-name="Source_20_Text"><text:span text:style-name="T49">(</text:span></text:span><text:span text:style-name="Source_20_Text"><text:span text:style-name="T76">"Hello"</text:span></text:span><text:span text:style-name="Source_20_Text"><text:span text:style-name="T49">);</text:span></text:span></text:p>
      <text:p text:style-name="P53"><text:span text:style-name="Source_20_Text"><text:span text:style-name="T35"><text:s/></text:span></text:span><text:span text:style-name="Source_20_Text"><text:span text:style-name="T24">return </text:span></text:span><text:span text:style-name="Source_20_Text"><text:span text:style-name="T64">10</text:span></text:span><text:span text:style-name="Source_20_Text"><text:span text:style-name="T49">;</text:span></text:span></text:p>
      <text:p text:style-name="P56"><text:span text:style-name="Source_20_Text">}</text:span></text:p>
      <text:p text:style-name="P48"><text:span text:style-name="Source_20_Text"><text:span text:style-name="T12">var </text:span></text:span><text:span text:style-name="Source_20_Text"><text:span text:style-name="T58">x </text:span></text:span><text:span text:style-name="Source_20_Text"><text:span text:style-name="T65">= </text:span></text:span><text:span text:style-name="Source_20_Text"><text:span text:style-name="T25">demo</text:span></text:span><text:span text:style-name="Source_20_Text"><text:span text:style-name="T35">;</text:span></text:span></text:p>
      <text:p text:style-name="P63"><text:span text:style-name="Source_20_Text"><text:span text:style-name="T50">x();</text:span></text:span></text:p>
      <text:p text:style-name="P63"><text:span text:style-name="Source_20_Text"><text:span text:style-name="T50">OUTPUT:</text:span></text:span></text:p>
      <text:p text:style-name="P64"><text:span text:style-name="Source_20_Text"><text:span text:style-name="T51">Hell</text:span></text:span><text:span text:style-name="Source_20_Text"><text:span text:style-name="T52">o</text:span></text:span></text:p>
      <text:p text:style-name="P64"><text:span text:style-name="Source_20_Text"><text:span text:style-name="T53"/></text:span></text:p>
      <text:p text:style-name="P64"><text:span text:style-name="Source_20_Text"><text:span text:style-name="T53"/></text:span></text:p>
      <text:p text:style-name="P64"><text:span text:style-name="Source_20_Text"><text:span text:style-name="T53"/></text:span></text:p>
      <text:p text:style-name="P64"><text:span text:style-name="Source_20_Text"><text:span text:style-name="T53"/></text:span></text:p>
      <text:p text:style-name="P64"><text:soft-page-break/><text:span text:style-name="Source_20_Text"><text:span text:style-name="T53"/></text:span></text:p>
      <text:p text:style-name="Preformatted_20_Text"><text:span text:style-name="Source_20_Text">CALLBACK FUNCTIONS:-</text:span></text:p>
      <text:p text:style-name="P65"><text:span text:style-name="Source_20_Text"><text:span text:style-name="T18">function </text:span></text:span><text:span text:style-name="Source_20_Text"><text:span text:style-name="T27">demo</text:span></text:span><text:span text:style-name="Source_20_Text"><text:span text:style-name="T43">() {</text:span></text:span></text:p>
      <text:p text:style-name="P49"><text:span text:style-name="T35"><text:s/></text:span><text:span text:style-name="T71">console</text:span><text:span text:style-name="T36">.</text:span><text:span text:style-name="T26">log</text:span><text:span text:style-name="T36">(</text:span><text:span text:style-name="T75">"Hello"</text:span><text:span text:style-name="T36">);</text:span></text:p>
      <text:p text:style-name="P54">}</text:p>
      <text:p text:style-name="P46"><text:span text:style-name="T12">function </text:span><text:span text:style-name="T25">show</text:span><text:span text:style-name="T35">(</text:span>x<text:span text:style-name="T35">)</text:span></text:p>
      <text:p text:style-name="P54">{</text:p>
      <text:p text:style-name="P49"><text:span text:style-name="T35"><text:s text:c="4"/></text:span><text:span text:style-name="T71">console</text:span><text:span text:style-name="T36">.</text:span><text:span text:style-name="T26">log</text:span><text:span text:style-name="T36">(</text:span><text:span text:style-name="T75">"show function"</text:span><text:span text:style-name="T36">);</text:span></text:p>
      <text:p text:style-name="P49"><text:span text:style-name="T35"><text:s text:c="4"/></text:span><text:span text:style-name="T56">x</text:span><text:span text:style-name="T36">();</text:span></text:p>
      <text:p text:style-name="P54">}</text:p>
      <text:p text:style-name="P61"><text:span text:style-name="T25">show</text:span><text:span text:style-name="T35">(</text:span><text:span text:style-name="T25">demo</text:span><text:span text:style-name="T35">);</text:span></text:p>
      <text:p text:style-name="P65"><text:span text:style-name="Source_20_Text"><text:span text:style-name="T54">OUTPUT:-</text:span></text:span></text:p>
      <text:p text:style-name="P65"><text:span text:style-name="Source_20_Text"><text:span text:style-name="T54">show function</text:span></text:span></text:p>
      <text:p text:style-name="P65"><text:span text:style-name="Source_20_Text"><text:span text:style-name="T54">Hello</text:span></text:span></text:p>
      <text:p text:style-name="P65"><text:span text:style-name="Source_20_Text"><text:span text:style-name="T54"/></text:span></text:p>
      <text:p text:style-name="P93"><text:span text:style-name="Source_20_Text"><text:span text:style-name="T3">Anonymous Functions:-</text:span></text:span></text:p>
      <text:p text:style-name="P86"><text:span text:style-name="Source_20_Text"><text:span text:style-name="T37"/></text:span></text:p>
      <text:p text:style-name="P75"><text:span text:style-name="Source_20_Text"><text:span text:style-name="T19">function </text:span></text:span><text:span text:style-name="Source_20_Text"><text:span text:style-name="T28">show</text:span></text:span><text:span text:style-name="Source_20_Text"><text:span text:style-name="T57">(</text:span></text:span><text:span text:style-name="Source_20_Text"><text:span text:style-name="T78">x</text:span></text:span><text:span text:style-name="Source_20_Text"><text:span text:style-name="T57">)</text:span></text:span></text:p>
      <text:p text:style-name="P54">{</text:p>
      <text:p text:style-name="P49"><text:span text:style-name="T35"><text:s text:c="4"/></text:span><text:span text:style-name="T71">console</text:span><text:span text:style-name="T36">.</text:span><text:span text:style-name="T26">log</text:span><text:span text:style-name="T36">(</text:span><text:span text:style-name="T75">"Show Function"</text:span><text:span text:style-name="T36">);</text:span></text:p>
      <text:p text:style-name="P49"><text:span text:style-name="T35"><text:s text:c="4"/></text:span><text:span text:style-name="T56">x</text:span><text:span text:style-name="T36">();</text:span></text:p>
      <text:p text:style-name="P54">}</text:p>
      <text:p text:style-name="P46"><text:span text:style-name="T25">show</text:span><text:span text:style-name="T35">(</text:span><text:span text:style-name="T12">function</text:span><text:span text:style-name="T35">(){</text:span></text:p>
      <text:p text:style-name="P49"><text:span text:style-name="T35"><text:s text:c="4"/></text:span><text:span text:style-name="T71">console</text:span><text:span text:style-name="T36">.</text:span><text:span text:style-name="T26">log</text:span><text:span text:style-name="T36">(</text:span><text:span text:style-name="T75">"Passed as a parameter."</text:span><text:span text:style-name="T36">)</text:span></text:p>
      <text:p text:style-name="P59">});</text:p>
      <text:p text:style-name="P93"><text:span text:style-name="Source_20_Text"><text:span text:style-name="T77">Such functions can be passed as a parameter in an another function.</text:span></text:span></text:p>
      <text:p text:style-name="P93"><text:span text:style-name="Source_20_Text"><text:span text:style-name="T77"/></text:span></text:p>
      <text:p text:style-name="P94"><text:span text:style-name="Source_20_Text"><text:span text:style-name="T79">OBJECTS (IMPORTANT)</text:span></text:span></text:p>
      <text:p text:style-name="P94"><text:span text:style-name="Source_20_Text"><text:span text:style-name="T79"/></text:span></text:p>
      <text:p text:style-name="P95"><text:span text:style-name="Source_20_Text"><text:span text:style-name="T80">P.O.J.O – Plain Old Java Object</text:span></text:span></text:p>
      <text:p text:style-name="P96"><text:span text:style-name="Source_20_Text"><text:span text:style-name="T81">This represents an entity.</text:span></text:span></text:p>
      <text:p text:style-name="P96"><text:span text:style-name="Source_20_Text"><text:span text:style-name="T81"/></text:span></text:p>
      <text:p text:style-name="P97"><text:span text:style-name="Source_20_Text"><text:span text:style-name="T82">Declaration of the objects:-</text:span></text:span></text:p>
      <text:p text:style-name="P87"><text:span text:style-name="Source_20_Text"><text:span text:style-name="T38"/></text:span></text:p>
      <text:p text:style-name="P80"><text:span text:style-name="T35"><text:s text:c="2"/></text:span><text:span text:style-name="Source_20_Text"><text:span text:style-name="T14">var </text:span></text:span><text:span text:style-name="Source_20_Text"><text:span text:style-name="T60">object </text:span></text:span><text:span text:style-name="Source_20_Text"><text:span text:style-name="T67">= </text:span></text:span><text:span text:style-name="Source_20_Text"><text:span text:style-name="T38">{</text:span></text:span></text:p>
      <text:p text:style-name="P80"><text:span text:style-name="T35"><text:s/><text:tab/></text:span><text:span text:style-name="T90">name</text:span><text:span text:style-name="T66">: </text:span><text:span text:style-name="T75">'rahul'</text:span><text:span text:style-name="T36">,</text:span></text:p>
      <text:p text:style-name="P49"><text:span text:style-name="T35"><text:s text:c="4"/></text:span><text:span text:style-name="T90">id </text:span><text:span text:style-name="T66">: </text:span><text:span text:style-name="T59">505</text:span></text:p>
      <text:p text:style-name="P59">};</text:p>
      <text:p text:style-name="P97"><text:span text:style-name="Source_20_Text"><text:span text:style-name="T82">There are 2 ways for accessing variables from an object:-</text:span></text:span></text:p>
      <text:p text:style-name="P97"><text:span text:style-name="Source_20_Text"><text:span text:style-name="T82">1. object.name;</text:span></text:span></text:p>
      <text:p text:style-name="P97"><text:span text:style-name="Source_20_Text"><text:span text:style-name="T82">2. object[“name”];</text:span></text:span></text:p>
      <text:p text:style-name="P97"><text:span text:style-name="Source_20_Text"><text:span text:style-name="T82"/></text:span></text:p>
      <text:p text:style-name="P97"><text:span text:style-name="Source_20_Text"><text:span text:style-name="T82">Note: 2</text:span></text:span><text:span text:style-name="Source_20_Text"><text:span text:style-name="T92">nd</text:span></text:span><text:span text:style-name="Source_20_Text"><text:span text:style-name="T82"> method can also be used for dynamic accessing.</text:span></text:span></text:p>
      <text:p text:style-name="P87"><text:span text:style-name="Source_20_Text"><text:span text:style-name="T38"/></text:span></text:p>
      <text:p text:style-name="P81"><text:span text:style-name="T35"><text:s text:c="2"/></text:span><text:span text:style-name="Source_20_Text"><text:span text:style-name="T14">var </text:span></text:span><text:span text:style-name="Source_20_Text"><text:span text:style-name="T60">obj1 </text:span></text:span><text:span text:style-name="Source_20_Text"><text:span text:style-name="T67">= </text:span></text:span><text:span text:style-name="Source_20_Text"><text:span text:style-name="T38">{</text:span></text:span></text:p>
      <text:p text:style-name="P81"><text:span text:style-name="T35"><text:tab/> <text:s/></text:span><text:span text:style-name="T90">name</text:span><text:span text:style-name="T66">: </text:span><text:span text:style-name="T75">'rahul'</text:span><text:span text:style-name="T36">,</text:span></text:p>
      <text:p text:style-name="P49"><text:span text:style-name="T35"><text:s text:c="2"/><text:tab/> <text:s/></text:span><text:span text:style-name="T90">id </text:span><text:span text:style-name="T66">: </text:span><text:span text:style-name="T59">505</text:span></text:p>
      <text:p text:style-name="P76">};</text:p>
      <text:p text:style-name="P76"><text:span text:style-name="T12">var </text:span><text:span text:style-name="T58">x </text:span><text:span text:style-name="T65">= </text:span><text:span text:style-name="T25">prompt</text:span>();</text:p>
      <text:p text:style-name="P61"><text:span text:style-name="T72">console</text:span><text:span text:style-name="T35">.</text:span><text:span text:style-name="T25">log</text:span><text:span text:style-name="T35">(</text:span><text:span text:style-name="T58">obj1</text:span><text:span text:style-name="T35">[</text:span><text:span text:style-name="T58">x</text:span><text:span text:style-name="T35">]);</text:span></text:p>
      <text:p text:style-name="P98"><text:soft-page-break/><text:span text:style-name="Source_20_Text"><text:span text:style-name="T83">Adding attributes using objects:-</text:span></text:span></text:p>
      <text:p text:style-name="P98"><text:span text:style-name="Source_20_Text"><text:span text:style-name="T39"/></text:span></text:p>
      <text:p text:style-name="P82"><text:span text:style-name="T35"><text:s text:c="2"/></text:span><text:span text:style-name="Source_20_Text"><text:span text:style-name="T15">var </text:span></text:span><text:span text:style-name="Source_20_Text"><text:span text:style-name="T61">obj</text:span></text:span><text:span text:style-name="Source_20_Text"><text:span text:style-name="T68">=</text:span></text:span><text:span text:style-name="Source_20_Text"><text:span text:style-name="T39">{</text:span></text:span></text:p>
      <text:p text:style-name="P82"><text:span text:style-name="T35"><text:s/><text:tab/> </text:span><text:span text:style-name="T90">name</text:span><text:span text:style-name="T66">: </text:span><text:span text:style-name="T75">'rahul'</text:span><text:span text:style-name="T36">,</text:span></text:p>
      <text:p text:style-name="P49"><text:span text:style-name="T35"><text:s text:c="4"/></text:span><text:span text:style-name="T90">id</text:span><text:span text:style-name="T66">: </text:span><text:span text:style-name="T59">505</text:span></text:p>
      <text:p text:style-name="P54">};</text:p>
      <text:p text:style-name="P46"><text:span text:style-name="T58">obj</text:span><text:span text:style-name="T35">.</text:span><text:span text:style-name="T89">address </text:span><text:span text:style-name="T65">= </text:span><text:span text:style-name="T25">prompt</text:span><text:span text:style-name="T35">();</text:span></text:p>
      <text:p text:style-name="P61"><text:span text:style-name="T72">console</text:span><text:span text:style-name="T35">.</text:span><text:span text:style-name="T25">log</text:span><text:span text:style-name="T35">(</text:span><text:span text:style-name="T58">obj</text:span><text:span text:style-name="T35">.</text:span><text:span text:style-name="T89">address</text:span><text:span text:style-name="T35">);</text:span></text:p>
      <text:p text:style-name="P99"><text:span text:style-name="Source_20_Text"><text:span text:style-name="T84">Note: ‘address’ does not exists in obj.</text:span></text:span></text:p>
      <text:p text:style-name="P99"><text:span text:style-name="Source_20_Text"><text:span text:style-name="T84"/></text:span></text:p>
      <text:p text:style-name="P100"><text:span text:style-name="Source_20_Text"><text:span text:style-name="T87">Storing Function as an attribute of the object:</text:span></text:span></text:p>
      <text:p text:style-name="P100"><text:span text:style-name="Source_20_Text"><text:span text:style-name="T85"/></text:span></text:p>
      <text:p text:style-name="P88"><text:span text:style-name="Source_20_Text"><text:span text:style-name="T40"/></text:span></text:p>
      <text:p text:style-name="P83"><text:span text:style-name="T35"><text:s text:c="3"/></text:span><text:span text:style-name="Source_20_Text"><text:span text:style-name="T16">var </text:span></text:span><text:span text:style-name="Source_20_Text"><text:span text:style-name="T62">obj1 </text:span></text:span><text:span text:style-name="Source_20_Text"><text:span text:style-name="T69">= </text:span></text:span><text:span text:style-name="Source_20_Text"><text:span text:style-name="T40">{</text:span></text:span></text:p>
      <text:p text:style-name="P83"><text:span text:style-name="T35"><text:s/></text:span><text:span text:style-name="T90">name</text:span><text:span text:style-name="T66">: </text:span><text:span text:style-name="T75">'rahul'</text:span><text:span text:style-name="T36">,</text:span></text:p>
      <text:p text:style-name="P49"><text:span text:style-name="T35"><text:s text:c="4"/></text:span><text:span text:style-name="T90">id </text:span><text:span text:style-name="T66">: </text:span><text:span text:style-name="T59">505</text:span><text:span text:style-name="T36">,</text:span></text:p>
      <text:p text:style-name="P49"><text:span text:style-name="T35"><text:s text:c="4"/></text:span><text:span text:style-name="T26">show</text:span><text:span text:style-name="T66">: </text:span><text:span text:style-name="T13">function</text:span><text:span text:style-name="T36">()</text:span></text:p>
      <text:p text:style-name="P57"><text:s text:c="4"/><text:span text:style-name="T56">{</text:span></text:p>
      <text:p text:style-name="P49"><text:span text:style-name="T35"><text:s text:c="8"/></text:span><text:span text:style-name="T71">console</text:span><text:span text:style-name="T36">.</text:span><text:span text:style-name="T26">log</text:span><text:span text:style-name="T36">(</text:span><text:span text:style-name="T75">"a function inside the object"</text:span><text:span text:style-name="T36">);</text:span></text:p>
      <text:p text:style-name="P57"><text:s text:c="4"/><text:span text:style-name="T56">}</text:span></text:p>
      <text:p text:style-name="P54">};</text:p>
      <text:p text:style-name="P61"><text:span text:style-name="T58">obj1</text:span><text:span text:style-name="T35">.</text:span><text:span text:style-name="T25">show</text:span><text:span text:style-name="T35">();</text:span></text:p>
      <text:p text:style-name="P100"><text:span text:style-name="Source_20_Text"><text:span text:style-name="T85">OUTPUT: a function inside the object</text:span></text:span></text:p>
      <text:p text:style-name="P100"><text:span text:style-name="Source_20_Text"><text:span text:style-name="T85"/></text:span></text:p>
      <text:p text:style-name="P101"><text:span text:style-name="Source_20_Text"><text:span text:style-name="T88">Utility of ‘this’ object:-</text:span></text:span></text:p>
      <text:p text:style-name="P101"><text:span text:style-name="Source_20_Text"><text:span text:style-name="T86"/></text:span></text:p>
      <text:p text:style-name="P89"><text:span text:style-name="Source_20_Text"><text:span text:style-name="T17">var </text:span></text:span><text:span text:style-name="Source_20_Text"><text:span text:style-name="T63">obj1 </text:span></text:span><text:span text:style-name="Source_20_Text"><text:span text:style-name="T70">= </text:span></text:span><text:span text:style-name="Source_20_Text"><text:span text:style-name="T41">{</text:span></text:span></text:p>
      <text:p text:style-name="P84"><text:span text:style-name="T35"><text:s text:c="3"/></text:span><text:span text:style-name="T90">name</text:span><text:span text:style-name="T66">: </text:span><text:span text:style-name="T75">'rahul'</text:span><text:span text:style-name="T36">,</text:span></text:p>
      <text:p text:style-name="P49"><text:span text:style-name="T35"><text:s text:c="4"/></text:span><text:span text:style-name="T90">id </text:span><text:span text:style-name="T66">: </text:span><text:span text:style-name="T59">505</text:span><text:span text:style-name="T36">,</text:span></text:p>
      <text:p text:style-name="P49"><text:span text:style-name="T35"><text:s text:c="4"/></text:span><text:span text:style-name="T26">show</text:span><text:span text:style-name="T66">: </text:span><text:span text:style-name="T13">function</text:span><text:span text:style-name="T36">()</text:span></text:p>
      <text:p text:style-name="P57"><text:s text:c="4"/><text:span text:style-name="T56">{</text:span></text:p>
      <text:p text:style-name="P49"><text:span text:style-name="T35"><text:s text:c="8"/></text:span><text:span text:style-name="T13">var </text:span><text:span text:style-name="T59">name </text:span><text:span text:style-name="T66">= </text:span><text:span text:style-name="T75">'XYZ'</text:span><text:span text:style-name="T36">;</text:span></text:p>
      <text:p text:style-name="P49"><text:span text:style-name="T35"><text:s text:c="8"/></text:span><text:span text:style-name="T71">console</text:span><text:span text:style-name="T36">.</text:span><text:span text:style-name="T26">log</text:span><text:span text:style-name="T36">(</text:span><text:span text:style-name="T91">this</text:span><text:span text:style-name="T36">.</text:span><text:span text:style-name="T90">name</text:span><text:span text:style-name="T36">);</text:span></text:p>
      <text:p text:style-name="P49"><text:span text:style-name="T93"><text:s text:c="4"/></text:span><text:span text:style-name="T36">}</text:span></text:p>
      <text:p text:style-name="P54">};</text:p>
      <text:p text:style-name="P61"><text:span text:style-name="T58">obj1</text:span><text:span text:style-name="T35">.</text:span><text:span text:style-name="T25">show</text:span><text:span text:style-name="T35">();</text:span></text:p>
      <text:p text:style-name="P101"><text:span text:style-name="Source_20_Text"><text:span text:style-name="T86">Output: rahul</text:span></text:span></text:p>
      <text:p text:style-name="P101"><text:span text:style-name="Source_20_Text"><text:span text:style-name="T86"><text:line-break/>Note: Despite of show() having a local variable ‘name’, by the use of ‘this’ object we can access the main variable of the object i.e. name: rahul.</text:span></text:span></text:p>
      <text:p text:style-name="P102"><text:span text:style-name="Source_20_Text"><text:span text:style-name="T55"/></text:span></text:p>
      <text:p text:style-name="P71"><text:span text:style-name="Source_20_Text"><text:span text:style-name="T4">Getter Method in object:-</text:span></text:span></text:p>
      <text:p text:style-name="P85"><text:span text:style-name="T35"><text:s text:c="2"/></text:span><text:span text:style-name="Source_20_Text"><text:span text:style-name="T13">var </text:span></text:span><text:span text:style-name="Source_20_Text"><text:span text:style-name="T59">obj1 </text:span></text:span><text:span text:style-name="Source_20_Text"><text:span text:style-name="T66">= </text:span></text:span><text:span text:style-name="Source_20_Text"><text:span text:style-name="T36">{</text:span></text:span></text:p>
      <text:p text:style-name="P85"><text:span text:style-name="T35"><text:s text:c="2"/></text:span><text:span text:style-name="T90">name</text:span><text:span text:style-name="T66">: </text:span><text:span text:style-name="T75">'rahul'</text:span><text:span text:style-name="T36">,</text:span></text:p>
      <text:p text:style-name="P49"><text:span text:style-name="T35"><text:s text:c="4"/></text:span><text:span text:style-name="T90">id</text:span><text:span text:style-name="T66">: </text:span><text:span text:style-name="T59">505</text:span><text:span text:style-name="T36">,</text:span></text:p>
      <text:p text:style-name="P49"><text:span text:style-name="T35"><text:s text:c="4"/></text:span><text:span text:style-name="T26">show</text:span><text:span text:style-name="T66">: </text:span><text:span text:style-name="T13">function </text:span><text:span text:style-name="T36">() {</text:span></text:p>
      <text:p text:style-name="P49"><text:span text:style-name="T35"><text:s text:c="8"/></text:span><text:span text:style-name="T13">var </text:span><text:span text:style-name="T59">name </text:span><text:span text:style-name="T66">= </text:span><text:span text:style-name="T75">'XYZ'</text:span><text:span text:style-name="T36">;</text:span></text:p>
      <text:p text:style-name="P49"><text:span text:style-name="T35"><text:s text:c="8"/></text:span><text:span text:style-name="T71">console</text:span><text:span text:style-name="T36">.</text:span><text:span text:style-name="T26">log</text:span><text:span text:style-name="T36">(</text:span><text:span text:style-name="T91">this</text:span><text:span text:style-name="T36">.</text:span><text:span text:style-name="T90">name</text:span><text:span text:style-name="T36">);</text:span></text:p>
      <text:p text:style-name="P49"><text:span text:style-name="T93"><text:s text:c="4"/></text:span><text:span text:style-name="T36">},</text:span></text:p>
      <text:p text:style-name="P49"><text:span text:style-name="T35"><text:s text:c="4"/></text:span><text:span text:style-name="T26">setName</text:span><text:span text:style-name="T66">: </text:span><text:span text:style-name="T13">function</text:span><text:span text:style-name="T36">(</text:span><text:span text:style-name="T56">name</text:span><text:span text:style-name="T36">)</text:span><text:span text:style-name="T42">{</text:span></text:p>
      <text:p text:style-name="P49"><text:span text:style-name="T35"><text:s text:c="8"/></text:span><text:span text:style-name="T91">this</text:span><text:span text:style-name="T36">.</text:span><text:span text:style-name="T90">name </text:span><text:span text:style-name="T66">= </text:span><text:span text:style-name="T56">name</text:span><text:span text:style-name="T36">;</text:span></text:p>
      <text:p text:style-name="P57"><text:s text:c="4"/><text:span text:style-name="T56">}</text:span></text:p>
      <text:p text:style-name="P54">};</text:p>
      <text:p text:style-name="P46"><text:span text:style-name="T58">obj1</text:span><text:span text:style-name="T35">.</text:span><text:span text:style-name="T25">setName</text:span><text:span text:style-name="T35">(</text:span><text:span text:style-name="T74">"Zeus"</text:span><text:span text:style-name="T35">);</text:span></text:p>
      <text:p text:style-name="P61"><text:span text:style-name="T58">obj1</text:span><text:span text:style-name="T35">.</text:span><text:span text:style-name="T25">show</text:span><text:span text:style-name="T35">();</text:span></text:p>
      <text:p text:style-name="P70"><text:soft-page-break/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8:40.963948681</meta:creation-date>
    <dc:date>2019-09-26T11:35:21.971829779</dc:date>
    <meta:editing-duration>PT2H55M45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7" meta:paragraph-count="243" meta:word-count="788" meta:character-count="5133" meta:non-whitespace-character-count="4270"/>
  </office:meta>
</office:document-meta>
</file>